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6f5d" officeooo:paragraph-rsid="000f6f5d"/>
    </style:style>
    <style:style style:name="P2" style:family="paragraph" style:parent-style-name="Standard" style:list-style-name="L1">
      <style:paragraph-properties fo:line-height="150%"/>
      <style:text-properties officeooo:rsid="000f6f5d" officeooo:paragraph-rsid="000f6f5d"/>
    </style:style>
    <style:style style:name="P3" style:family="paragraph" style:parent-style-name="Standard" style:list-style-name="L2">
      <style:paragraph-properties fo:line-height="150%"/>
      <style:text-properties officeooo:rsid="001134f6" officeooo:paragraph-rsid="001134f6"/>
    </style:style>
    <style:style style:name="P4" style:family="paragraph" style:parent-style-name="Standard" style:list-style-name="L2">
      <style:paragraph-properties fo:line-height="150%"/>
      <style:text-properties officeooo:rsid="001134f6" officeooo:paragraph-rsid="0013b8f3"/>
    </style:style>
    <style:style style:name="P5" style:family="paragraph" style:parent-style-name="Standard" style:list-style-name="L2">
      <style:paragraph-properties fo:line-height="150%"/>
      <style:text-properties officeooo:rsid="00117207" officeooo:paragraph-rsid="00117207"/>
    </style:style>
    <style:style style:name="P6" style:family="paragraph" style:parent-style-name="Standard" style:list-style-name="L3">
      <style:paragraph-properties fo:line-height="150%"/>
      <style:text-properties officeooo:paragraph-rsid="0012a6fd"/>
    </style:style>
    <style:style style:name="P7" style:family="paragraph" style:parent-style-name="Standard" style:list-style-name="L2">
      <style:paragraph-properties fo:line-height="150%"/>
      <style:text-properties officeooo:rsid="0013b8f3" officeooo:paragraph-rsid="0013b8f3"/>
    </style:style>
    <style:style style:name="P8" style:family="paragraph" style:parent-style-name="Standard" style:list-style-name="L4">
      <style:paragraph-properties fo:line-height="150%"/>
      <style:text-properties fo:font-weight="bold" officeooo:rsid="001b8bca" officeooo:paragraph-rsid="001b8bca" style:font-weight-asian="bold" style:font-weight-complex="bold"/>
    </style:style>
    <style:style style:name="P9" style:family="paragraph" style:parent-style-name="Standard" style:list-style-name="L4">
      <style:paragraph-properties fo:line-height="150%"/>
      <style:text-properties fo:font-weight="bold" officeooo:rsid="001bf4a5" officeooo:paragraph-rsid="001bf4a5" style:font-weight-asian="bold" style:font-weight-complex="bold"/>
    </style:style>
    <style:style style:name="P10" style:family="paragraph" style:parent-style-name="Standard" style:list-style-name="L4">
      <style:paragraph-properties fo:line-height="150%"/>
      <style:text-properties fo:font-weight="normal" officeooo:rsid="001bf4a5" officeooo:paragraph-rsid="001bf4a5" style:font-weight-asian="normal" style:font-weight-complex="normal"/>
    </style:style>
    <style:style style:name="P11" style:family="paragraph" style:parent-style-name="Standard" style:list-style-name="L4">
      <style:paragraph-properties fo:line-height="150%"/>
      <style:text-properties fo:font-weight="normal" officeooo:rsid="0022114b" officeooo:paragraph-rsid="0022114b" style:font-weight-asian="normal" style:font-weight-complex="normal"/>
    </style:style>
    <style:style style:name="P12" style:family="paragraph" style:parent-style-name="Standard" style:list-style-name="L4">
      <style:paragraph-properties fo:line-height="150%"/>
      <style:text-properties fo:font-weight="normal" officeooo:rsid="0026f615" officeooo:paragraph-rsid="0026f615" style:font-weight-asian="normal" style:font-weight-complex="normal"/>
    </style:style>
    <style:style style:name="T1" style:family="text">
      <style:text-properties officeooo:rsid="001134f6"/>
    </style:style>
    <style:style style:name="T2" style:family="text">
      <style:text-properties officeooo:rsid="00117207"/>
    </style:style>
    <style:style style:name="T3" style:family="text">
      <style:text-properties officeooo:rsid="0012a6f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2a6f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f6f5d" style:font-weight-asian="bold" style:font-weight-complex="bold"/>
    </style:style>
    <style:style style:name="T7" style:family="text">
      <style:text-properties officeooo:rsid="0014d347"/>
    </style:style>
    <style:style style:name="T8" style:family="text">
      <style:text-properties officeooo:rsid="000f6f5d"/>
    </style:style>
    <style:style style:name="T9" style:family="text">
      <style:text-properties officeooo:rsid="001cb751"/>
    </style:style>
    <style:style style:name="T10" style:family="text">
      <style:text-properties officeooo:rsid="001d5011"/>
    </style:style>
    <style:style style:name="T11" style:family="text">
      <style:text-properties officeooo:rsid="001f6774"/>
    </style:style>
    <style:style style:name="T12" style:family="text">
      <style:text-properties officeooo:rsid="0020a398"/>
    </style:style>
    <style:style style:name="T13" style:family="text">
      <style:text-properties officeooo:rsid="00269215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Security Planner consiste em um aplicação web para elaboração e gerenciamento de propostas comerciais.</text:p>
      <text:p text:style-name="P1">Ao entrar no sistema, o usuário vai para uma tela de login onde deve entrar com seus dados ou cadastrar um novo usuário. Caso o usuário tenha as permissões corretas ele é levado a uma tela em que o conteúdo é baseado no tipo de usuário:</text:p>
      <text:p text:style-name="P1"/>
      <text:list xml:id="list3268291138" text:style-name="L1">
        <text:list-item>
          <text:p text:style-name="P2"><text:span text:style-name="T4">Usuário tipo Orçamentista:</text:span> sua tela inicial traz as seguintes informações e <text:span text:style-name="T1">features:</text:span></text:p>
        </text:list-item>
      </text:list>
      <text:list xml:id="list3051955310" text:style-name="L2">
        <text:list-item>
          <text:p text:style-name="P3">Histórico das últimas propostas modificadas pelo usuário com a possibilidade de consulta e edição;</text:p>
        </text:list-item>
        <text:list-item>
          <text:p text:style-name="P3">Iniciar uma nova proposta;</text:p>
        </text:list-item>
        <text:list-item>
          <text:p text:style-name="P3">Pesquisar propostas <text:span text:style-name="T2">(por número, nome do cliente e equipamento)</text:span>;</text:p>
        </text:list-item>
        <text:list-item>
          <text:p text:style-name="P5">Lista com propostas pendentes (são associadas ao usuário Orçamentista através do usuário Gerente / <text:span text:style-name="T3">Coordenador</text:span>);</text:p>
        </text:list-item>
      </text:list>
      <text:list xml:id="list3589863453" text:style-name="L3">
        <text:list-item>
          <text:p text:style-name="P6"><text:span text:style-name="T6">Usuário tipo </text:span><text:span text:style-name="T5">Gerente / Coordenador</text:span><text:span text:style-name="T6">:</text:span><text:span text:style-name="T8"> sua tela inicial traz as seguintes informações e features:</text:span></text:p>
        </text:list-item>
      </text:list>
      <text:list xml:id="list212836567081915" text:continue-list="list3051955310" text:style-name="L2">
        <text:list-item>
          <text:p text:style-name="P7">Dashboard com propostas novas que chegaram, lista dos orçamentistas incluindo quantas e quais propostas cada um está cuidando, volume de propostas em execução, propostas em atraso ou no prazo, métricas de conversão (quais propostas a empresa fechou/ganhou ou perdeu, <text:span text:style-name="T7">quais orçamentistas têm mais conversão</text:span>);</text:p>
        </text:list-item>
        <text:list-item>
          <text:p text:style-name="P7">Cadastro de novos clientes;</text:p>
        </text:list-item>
        <text:list-item>
          <text:p text:style-name="P4">Iniciar uma nova proposta;</text:p>
        </text:list-item>
        <text:list-item>
          <text:p text:style-name="P4">Pesquisar propostas <text:span text:style-name="T2">(por número, nome do cliente e equipamento)</text:span>;</text:p>
        </text:list-item>
      </text:list>
      <text:list xml:id="list330066930" text:style-name="L4">
        <text:list-item>
          <text:p text:style-name="P8">Funcionalidades Orçamentista</text:p>
          <text:list>
            <text:list-item>
              <text:p text:style-name="P9">Histórico das Últimas Propostas</text:p>
              <text:p text:style-name="P10">Lista com as últimas propostas modificadas pelo orçamentista, incluindo nome do cliente,tipo de sistema,data da última modificação, status de envio, data do envio;</text:p>
            </text:list-item>
            <text:list-item>
              <text:p text:style-name="P9">Iniciar Nova Proposta</text:p>
              <text:p text:style-name="P10">Ao Iniciar uma nova proposta o orçamentista vai para uma tela onde deve inserir os seguintes dados:</text:p>
              <text:p text:style-name="P10"><text:s/>- Nome do Cliente (previamente cadastrado no sistema);</text:p>
              <text:p text:style-name="P10"><text:s/>- <text:span text:style-name="T9">Tipo de Sistema da proposta (CFTV, Alarme, etc – previamente cadastrado no sistema);</text:span></text:p>
              <text:p text:style-name="P11"><text:s/>- Tipo da proposta: Venda, Locação ou Manutenção</text:p>
              <text:p text:style-name="P10">- <text:span text:style-name="T10">Objetivo da Proposta (breve descritivo da proposta comercial);</text:span></text:p>
              <text:p text:style-name="P10">- <text:span text:style-name="T10">Descrição do Sistema (descrição de como o sistema deve funcionar);</text:span></text:p>
              <text:p text:style-name="P10">- <text:span text:style-name="T10">Inclusão de Equipamentos e Materiais e Serviços: campo onde o usuário insere os equipamentos, materiais e serviços que fazem parte da solução, incluindo descritivo, </text:span><text:soft-page-break/><text:span text:style-name="T10">quantidade, fabricante e modelo. Ao incluir um material ou equipamento o usuário tem a possibilidade de pesquisar o item previamente cadastrado no sistema (pesquisa por descrição, fabricante, modelo) ou cadastrar um novo item.</text:span></text:p>
              <text:p text:style-name="P10">- <text:span text:style-name="T11">Enviar Cotação - Envia a lista de equipamentos e materiais para os fornecedores cotarem (fornecedores previamente cadastrados no sistema);</text:span></text:p>
              <text:p text:style-name="P10">- <text:span text:style-name="T12">Cadastrar Novo Item – Cadastra um material ou equipamento no sistema (será abordado em outro momento);</text:span></text:p>
              <text:p text:style-name="P10"><text:s/>- <text:span text:style-name="T13">Visualizar Proposta – Gera um preview de como a proposta comercial ficará em formato PDF;</text:span></text:p>
              <text:p text:style-name="P10"><text:s/>- <text:span text:style-name="T13">Enviar Proposta: Envia a proposta finalizada para o cliente (vai para o e-mail do cliente que já está cadastrado);</text:span></text:p>
            </text:list-item>
            <text:list-item>
              <text:p text:style-name="P9">Pesquisar Proposta</text:p>
              <text:p text:style-name="P12">O usuário pode pesquisar uma proposta no sistema através do número da proposta, <text:s/>nome do cliente ou por equipamento que tenha sido utilizado. Esta procura retorna uma lista de propostas com os critérios inseridos.</text:p>
            </text:list-item>
            <text:list-item>
              <text:p text:style-name="P9">Propostas Pendentes</text:p>
              <text:p text:style-name="P12">Uma lista contendo as propostas associadas ao usuário que o mesmo ainda não finalizou. Deve haver uma distinção entre propostas em execução e propostas ainda não iniciada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3:34:41.094252239</meta:creation-date>
    <dc:date>2019-02-10T21:28:34.767204710</dc:date>
    <meta:editing-duration>PT47M4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497" meta:character-count="3213" meta:non-whitespace-character-count="2740"/>
  </office:meta>
</office:document-meta>
</file>